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ce29"/>
        <table:table-column table:style-name="co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esign presentation p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Meeting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ello/GIT/slack</text:p>
          </table:table-cell>
          <table:table-cell office:value-type="float" office:value="3" calcext:value-type="float">
            <text:p>3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00-00-00</text:date>, <text:time style:data-style-name="N2" text:time-value="14:05:12.936886776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06T14:06:19.290297245</dc:date>
    <meta:editing-duration>PT16M56S</meta:editing-duration>
    <meta:editing-cycles>11</meta:editing-cycles>
    <meta:generator>LibreOffice/5.1.4.2$Linux_X86_64 LibreOffice_project/10m0$Build-2</meta:generator>
    <meta:document-statistic meta:table-count="10" meta:cell-count="95" meta:object-count="0"/>
  </office:meta>
</office:document-meta>
</file>